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officeooo:rsid="00110e03" officeooo:paragraph-rsid="0012fb36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solid" style:text-line-through-type="single" style:font-name="Courier" fo:font-size="12pt" officeooo:rsid="00110e03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T3" style:family="text">
      <style:text-properties officeooo:rsid="00110e03"/>
    </style:style>
    <style:style style:name="T4" style:family="text">
      <style:text-properties officeooo:rsid="0012f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"/>Patrol Bot - ROS2 Autonomous Mobile Robot</text:p>
      <text:p text:style-name="P3"/>
      <text:p text:style-name="P3"><text:span text:style-name="T3">1.</text:span>Overview</text:p>
      <text:p text:style-name="P3"/>
      <text:p text:style-name="P3">Patrol Bot is a ROS2-based autonomous mobile robot designed for surveillance and patrolling tasks using LiDAR-based navigation and SLAM.</text:p>
      <text:p text:style-name="P3"/>
      <text:p text:style-name="P3"><text:span text:style-name="T3">2.</text:span>Features</text:p>
      <text:p text:style-name="P3">- Autonomous navigation using Nav2</text:p>
      <text:p text:style-name="P3">- Waypoint following</text:p>
      <text:p text:style-name="P3">- Obstacle avoidance</text:p>
      <text:p text:style-name="P3">- SLAM mapping</text:p>
      <text:p text:style-name="P3"/>
      <text:p text:style-name="P4">3. patrl_bot images</text:p>
      <text:p text:style-name="P4"/>
      <text:p text:style-name="P4">![<text:span text:style-name="T4">patrol_bot.jpeg</text:span>]<text:span text:style-name="T4">(/home/nag/patrol_bot/images</text:span>)<text:line-break/><text:line-break/></text:p>
      <text:p text:style-name="P3"/>
      <text:p text:style-name="P3"><text:span text:style-name="T3">4.</text:span>Technologies Used</text:p>
      <text:p text:style-name="P3">- ROS2</text:p>
      <text:p text:style-name="P3">- Nav2</text:p>
      <text:p text:style-name="P3">- Gazebo</text:p>
      <text:p text:style-name="P3">- RViz</text:p>
      <text:p text:style-name="P3">- Python</text:p>
      <text:p text:style-name="P3">- LiDAR</text:p>
      <text:p text:style-name="P3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3-17T00:26:51.886871304</dc:date>
    <meta:editing-duration>PT1M41S</meta:editing-duration>
    <meta:editing-cycles>1</meta:editing-cycles>
    <meta:document-statistic meta:table-count="0" meta:image-count="0" meta:object-count="0" meta:page-count="1" meta:paragraph-count="17" meta:word-count="60" meta:character-count="418" meta:non-whitespace-character-count="368"/>
  </office:meta>
</office:document-meta>
</file>